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1"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Droid Sans Mono" svg:font-family="'Droid Sans Mono'" style:font-adornments="Bold" style:font-family-generic="swiss"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LF/Dvaered rescue</text:p>
      <text:h text:style-name="Heading_20_1" text:outline-level="1">Branching Structure</text:h>
      <text:list xml:id="list8093089931" text:style-name="L1">
        <text:list-item>
          <text:p text:style-name="P1">You arrive in the Surano system, and receive distress calls from an FLF ship and a Dvaered ship.</text:p>
          <text:p text:style-name="P1">If you board the FLF ship, go to 1.</text:p>
          <text:p text:style-name="P1">If you board the Dvaered ship, go to 2.</text:p>
          <text:p text:style-name="P1">If you leave the system, the mission ends before it begins.</text:p>
        </text:list-item>
        <text:list-item>
          <text:p text:style-name="P1">You rescue the FLF agent, Gregar. He is injured and soon goes to sleep.</text:p>
          <text:p text:style-name="P1">If you leave the system, go to 3.</text:p>
          <text:p text:style-name="P1">If you attempt to board the Dvaered ship, go to 4.</text:p>
        </text:list-item>
        <text:list-item>
          <text:p text:style-name="P1">You rescue the Dvaered crew. Their commander orders you to destroy the FLF ship.</text:p>
          <text:p text:style-name="P1">If you comply, go to 5.</text:p>
          <text:p text:style-name="P1">If you ignore that order and leave the system, go to 6.</text:p>
          <text:p text:style-name="P1">If you attempt to board the FLF ship, go to 7.</text:p>
        </text:list-item>
        <text:list-item>
          <text:p text:style-name="P1">Gregar gave you directions to the FLF base, but he spends most of the time sleeping off his injuries.</text:p>
          <text:p text:style-name="P1">If you take him home, go to 8.</text:p>
          <text:p text:style-name="P1">If you land on a Dvaered world, go to 9.</text:p>
        </text:list-item>
        <text:list-item>
          <text:p text:style-name="P1">Gregar is asleep when you board the Dvaered ship. Its commander saw you board the FLF ship and wants to know if you took aboard anyone from it.</text:p>
          <text:p text:style-name="P1">If you admit to doing so, go to 10.</text:p>
          <text:p text:style-name="P1">If you deny it, go to 11.</text:p>
        </text:list-item>
        <text:list-item>
          <text:p text:style-name="P1">You destroy the FLF ship. When you eventually land on a Dvaered world, you are rewarded for your efforts and qualify for Dvaered anti-FLF mission 2.</text:p>
        </text:list-item>
        <text:list-item>
          <text:p text:style-name="P1">You leave the FLF ship alone. When you eventually land on a Dvaered world, you are rebuked for leaving the “terrorist” alive, but still qualify for Dvaered anti-FLF mission 2.</text:p>
        </text:list-item>
        <text:list-item>
          <text:p text:style-name="P1">The Dvaered commander demands that you cease boarding manoeuvres and destroy the FLF ship at once.</text:p>
          <text:p text:style-name="P1">If you comply, go to 5.</text:p>
          <text:p text:style-name="P1">If you continue with the boarding process, go to 12.</text:p>
        </text:list-item>
        <text:list-item>
          <text:p text:style-name="P1">You bring Gregar to the FLF system, but he is asleep and an FLF patrol challenges you.</text:p>
          <text:p text:style-name="P1">If you destroy them all before Gregar wakes, go to 13.</text:p>
          <text:p text:style-name="P1">If at least one of them survives until Gregar wakes, go to 14.</text:p>
        </text:list-item>
        <text:list-item>
          <text:p text:style-name="P1">You have a chance to turn Gregar in to the authorities.</text:p>
          <text:p text:style-name="P1">If you do so, go to 15.</text:p>
          <text:p text:style-name="P1">If not, you can take Gregar to the FLF system. Go to 8.</text:p>
          <text:p text:style-name="P1">Or, you can land on another Dvaered world. Go to 9.</text:p>
        </text:list-item>
        <text:list-item>
          <text:p text:style-name="P1"><text:soft-page-break/>The commander refuses to come aboard unless you immediately turn the “terrorist” over to them.</text:p>
          <text:p text:style-name="P1">If you comply and allow the Dvaered crew to board, go to 16.</text:p>
          <text:p text:style-name="P1">If you refuse, they stubbornly stay where they are. Go to 3.</text:p>
        </text:list-item>
        <text:list-item>
          <text:p text:style-name="P1">The Dvaered crew boards. After a short time, the commander bursts in and says his men have discovered that you did, in fact, take the FLF crewman aboard. They demand that you immediately turn him over and then take them to a Dvaered world.</text:p>
          <text:p text:style-name="P1">If you comply, go to 16.</text:p>
          <text:p text:style-name="P1">If you refuse, go to 17.</text:p>
        </text:list-item>
        <text:list-item>
          <text:p text:style-name="P1">The Dvaered commander pulls a sidearm and attempts to seize control of your ship! The outcome is randomly determined, influenced by the crew complement of your ship.</text:p>
          <text:p text:style-name="P1">If he is successful, go to 18.</text:p>
          <text:p text:style-name="P1">If he fails and is killed, go to 19.</text:p>
          <text:p text:style-name="P1">If he fails and is subdued, go to 20.</text:p>
        </text:list-item>
        <text:list-item>
          <text:p text:style-name="P1">Gregar wakes, and you inform him of the “misunderstanding” with the patrol. He frets and fusses, then asks to be set down on a neutral world.</text:p>
          <text:p text:style-name="P1">If you land on a Dvaered world, go to 21.</text:p>
          <text:p text:style-name="P1">If you land on a non-Dvaered world, go to 22.</text:p>
        </text:list-item>
        <text:list-item>
          <text:p text:style-name="P1">Gregar tells the FLF patrol to stand down. They guide you to the FLF base.</text:p>
          <text:p text:style-name="P1">If you follow them in, go to 23.</text:p>
          <text:p text:style-name="P1">If you lose them, go to 24.</text:p>
        </text:list-item>
        <text:list-item>
          <text:p text:style-name="P1">You hand Gregar over to the Dvaered before he knows what’s happening. You qualify for Dvaered anti-FLF mission 2.</text:p>
        </text:list-item>
        <text:list-item>
          <text:p text:style-name="P1">The Dvaered commander summarily executes the FLF agent. You land on a Dvaered world. The crew departs, saying that they are prepared to overlook the fact that you were about to give aid and comfort to the enemy. You qualify for Dvaered anti-FLF mission 2.</text:p>
        </text:list-item>
        <text:list-item>
          <text:p text:style-name="P1">The Dvaered commander pulls a sidearm and attempts to seize control of your ship! The outcome is randomly determined, influenced by the crew complement of your ship.</text:p>
          <text:p text:style-name="P1">If he is successful, go to 25.</text:p>
          <text:p text:style-name="P1">If he fails and is killed, go to 26.</text:p>
          <text:p text:style-name="P1">If he fails and is subdued, go to 27.</text:p>
        </text:list-item>
        <text:list-item>
          <text:p text:style-name="P1">The Dvaered commander gets control of a console long enough to destroy the FLF ship, before being forced back. He smirks and says he looks forward to your arrival at a Dvaered world. When you arrive at one, he says he is prepared to overlook the fact that you were about to give aid and comfort to the enemy. You qualify for Dvaered anti-FLF mission 2.</text:p>
        </text:list-item>
        <text:list-item>
          <text:p text:style-name="P1">The Dvaered commander is killed, and his crew fights to the death. The player’s ship is damaged a random amount, but if it survives, FLF agent Gregar is brought aboard. He asks you to take him home. Go to 3.</text:p>
        </text:list-item>
        <text:list-item>
          <text:p text:style-name="P1">The Dvaered commander and crew are disarmed and confined to quarters, and FLF agent Gregar comes aboard. He says he won’t mind if you drop the Dvaered crew at a neutral world, but implores you to stay away from any Dvaered worlds. Or, he says, you could take the whole lot to the FLF base.</text:p>
          <text:p text:style-name="P1"><text:soft-page-break/>If you land on a neutral world, go to 28.</text:p>
          <text:p text:style-name="P1">If you land on a Dvaered world, go to 29.</text:p>
          <text:p text:style-name="P1">If you head for the FLF base, go to 30.</text:p>
        </text:list-item>
        <text:list-item>
          <text:p text:style-name="P1">You have a chance to turn Gregar in to the authorities.</text:p>
          <text:p text:style-name="P1">If you do so, go to 15.</text:p>
          <text:p text:style-name="P1">If not, you can take Gregar to a neutral system. Go to 22.</text:p>
          <text:p text:style-name="P1">Or, you can land on another Dvaered world. Go to 21.</text:p>
        </text:list-item>
        <text:list-item>
          <text:p text:style-name="P1">You leave Gregar at a neutral world. You do not qualify for any further missions in this line.</text:p>
        </text:list-item>
        <text:list-item>
          <text:p text:style-name="P1">You arrive at the FLF base and deliver Gregar safely. You qualify for the next FLF mission.</text:p>
        </text:list-item>
        <text:list-item>
          <text:p text:style-name="P1">Gregar whines about your lack of piloting skill. He asks you to deliver him to a neutral world.</text:p>
          <text:p text:style-name="P1">If you do so, go to 22.</text:p>
          <text:p text:style-name="P1">If you land on a Dvaered world, go to 21.</text:p>
        </text:list-item>
        <text:list-item>
          <text:p text:style-name="P1">The Dvaered commander summarily executes the FLF agent before being disarmed. He smirks and says he looks forward to your arrival at a Dvaered world. But Gregar named the system where the FLF base could be found…</text:p>
          <text:p text:style-name="P1">If you land on a Dvaered world, go to 31.</text:p>
          <text:p text:style-name="P1">If you arrive in the FLF system, go to 32.</text:p>
        </text:list-item>
        <text:list-item>
          <text:p text:style-name="P1">The Dvaered commander is killed, and his crew fights to the death. The player’s ship is damaged a random amount, but if it survives, go to 3.</text:p>
        </text:list-item>
        <text:list-item>
          <text:p text:style-name="P1">The Dvaered commander and crew are disarmed and confined to quarters. Gregar says he won’t mind if you drop the Dvaered crew at a neutral world, but implores you to stay away from any Dvaered worlds. Or, he says, you could take the whole lot to the FLF base.</text:p>
          <text:p text:style-name="P1">If you land on a neutral world, go to 28.</text:p>
          <text:p text:style-name="P1">If you land on a Dvaered world, go to 29.</text:p>
          <text:p text:style-name="P1">If you head for the FLF base, go to 30.</text:p>
        </text:list-item>
        <text:list-item>
          <text:p text:style-name="P1">You leave the Dvaered crew on a neutral world. Go to 3.</text:p>
        </text:list-item>
        <text:list-item>
          <text:p text:style-name="P1">As soon as you land on a Dvaered world, the Dvaered commander manages to attract attention and raise the alarm!</text:p>
          <text:p text:style-name="P1">If you turn the FLF agent over to the Dvaered to save your own hide, go to 33.</text:p>
          <text:p text:style-name="P1">If you run for it, go to 34.</text:p>
        </text:list-item>
        <text:list-item>
          <text:p text:style-name="P1">You arrive in the FLF system, and an FLF patrol challenges you. They stand down when you tell them you have Gregar aboard, plus a captive Dvaered crew that you will turn over to them. They board your ship to take Gregar and the captives, then guide you to their base.</text:p>
          <text:p text:style-name="P1">If you follow them in, go to 35.</text:p>
          <text:p text:style-name="P1">If you lose them, go to 36.</text:p>
        </text:list-item>
        <text:list-item>
          <text:p text:style-name="P1">When you arrive, the Dvaered crew departs, and the commander says he is prepared to overlook the fact that you tried to give aid and comfort to the enemy. You qualify for Dvaered anti-FLF mission 2.</text:p>
        </text:list-item>
        <text:list-item>
          <text:p text:style-name="P1">You arrive in the FLF system, and an FLF patrol challenges you. They stand down when you <text:soft-page-break/>offer to turn over to them the Dvaered that killed Gregar. They board your ship to take Gregar’s body and the captives, then guide you to their base.</text:p>
          <text:p text:style-name="P1">If you follow them in, go to 35.</text:p>
          <text:p text:style-name="P1">If you lose them, go to 36.</text:p>
        </text:list-item>
        <text:list-item>
          <text:p text:style-name="P1">The Dvaered overlook your crimes in exchange for the FLF agent, but they don’t trust you. You do not qualify for any further missions in this line.</text:p>
        </text:list-item>
        <text:list-item>
          <text:p text:style-name="P1">You leave the Dvaered crew behind and blast off for space. The Dvaered turn hostile, and you have little choice but to take Gregar to the FLF system. Go to 37.</text:p>
        </text:list-item>
        <text:list-item>
          <text:p text:style-name="P1">The FLF thank you for aiding Gregar and bringing them some Dvaered prisoners. You qualify for the next FLF mission.</text:p>
        </text:list-item>
        <text:list-item>
          <text:p text:style-name="P1">With no Gregar, no Dvaered crew, and no way to find the FLF base, your involvement in these events is over. You do not qualify for any further missions in this line.</text:p>
        </text:list-item>
        <text:list-item>
          <text:p text:style-name="P1">You bring Gregar to the FLF system, but he is asleep and an FLF patrol challenges you.</text:p>
          <text:p text:style-name="P1">If you destroy them all before Gregar wakes, go to 38.</text:p>
          <text:p text:style-name="P1">If at least one of them survives until Gregar wakes, go to 39.</text:p>
        </text:list-item>
        <text:list-item>
          <text:p text:style-name="P1">Gregar wakes, and you inform him of the “misunderstanding” with the patrol. He frets and fusses, then asks to be set down on a neutral world.</text:p>
          <text:p text:style-name="P1">If you land on a Dvaered world, go to 40.</text:p>
          <text:p text:style-name="P1">If you land on a non-Dvaered world, go to 22.</text:p>
        </text:list-item>
        <text:list-item>
          <text:p text:style-name="P1">Gregar tells the FLF patrol to stand down. They guide you to the FLF base.</text:p>
          <text:p text:style-name="P1">If you follow them in, go to 23.</text:p>
          <text:p text:style-name="P1">If you lose them, go to 41.</text:p>
        </text:list-item>
        <text:list-item>
          <text:p text:style-name="P1">You have a chance to hand Gregar over to the Dvaered, although they’re still angry with you.</text:p>
          <text:p text:style-name="P1">If you hand him over, go to 42.</text:p>
          <text:p text:style-name="P1">If not, you can land on a non-Dvaered world. Go to 22.</text:p>
          <text:p text:style-name="P1">Or you can land on another Dvaered world. Go to 40.</text:p>
        </text:list-item>
        <text:list-item>
          <text:p text:style-name="P1">Gregar whines about your lack of piloting skill. He asks you to deliver him to a neutral world.</text:p>
          <text:p text:style-name="P1">If you do so, go to 22.</text:p>
          <text:p text:style-name="P1">If you land on a Dvaered world, go to 40.</text:p>
        </text:list-item>
        <text:list-item>
          <text:p text:style-name="P1">You negotiate a Dvaered amnesty in exchange for the FLF agent. You do not qualify for any further missions in this line.</text:p>
        </text:list-item>
      </text:list>
      <text:h text:style-name="Heading_20_1" text:outline-level="1">Text and Dialogue</text:h>
      <text:h text:style-name="Heading_20_2" text:outline-level="2">Node 1</text:h>
      <text:h text:style-name="Heading_20_3" text:outline-level="3">Gregar joins the party</text:h>
      <text:p text:style-name="Text_20_body"><text:s text:c="4"/>A haggard-looking man emerges from the airlock. He says, "Thank goodness you're here. My <text:soft-page-break/>name is Gregar, I'm with the Frontier Liberation Front. I mean you no harm." He licks his lips in hesitation before continuing. "I have come under attack from a Dvaered patrol. I wasn't violating any laws, and we're not even in Dvaered territory! Anyway, my ship is unable to fly."</text:p>
      <text:p text:style-name="Text_20_body"><text:s text:c="4"/>You help Gregar to your cockpit and install him in a vacant seat. He is obviously very tired, but he forces himself to speak. "Listen, I was on my way back from a mission when those Dvaered bastards jumped me. I know this is a lot to ask, but I have little choice seeing how my ship is a lost cause. Can you take me the rest of the way? It's not far. We have a secret base in the <text:span text:style-name="Variable">%s</text:span> system. Fly there and contact my comrades. They will take you the rest of the way."</text:p>
      <text:p text:style-name="Text_20_body"><text:s text:c="4"/>With that, Gregar nods off, leaving you to decide what to do next. Gregar wants you to find his friends, but harboring a known terrorist, let alone helping him, might not be looked kindly upon by the authorities...</text:p>
      <text:h text:style-name="Heading_20_2" text:outline-level="2">Node 8</text:h>
      <text:h text:style-name="Heading_20_3" text:outline-level="3">[comm chatter]</text:h>
      <text:p text:style-name="Text_20_body">Nothing personal, mate, but we're expecting someone and you ain't him. No witnesses!</text:p>
      <text:h text:style-name="Heading_20_2" text:outline-level="2">Node 9</text:h>
      <text:h text:style-name="Heading_20_3" text:outline-level="3">An opportunity to uphold the law</text:h>
      <text:p text:style-name="Text_20_body">You have arrived at a Dvaered controlled world, and you are harboring a FLF fugitive on your ship. Fortunately, Gregar is still asleep. You could choose to alert the authorities and turn him in, and possibly collect a reward.</text:p>
      <text:p text:style-name="Text_20_body"><text:s text:c="4"/>Would you like to do so?</text:p>
      <text:h text:style-name="Heading_20_2" text:outline-level="2">Node 14</text:h>
      <text:h text:style-name="Heading_20_3" text:outline-level="3">Gregar puts an end to hostilities</text:h>
      <text:p text:style-name="Text_20_body"><text:s text:c="4"/>"Wha- hey! What's going on!"</text:p>
      <text:p text:style-name="Text_20_body"><text:s text:c="4"/>You were too busy dodging incoming fire, rebalancing your shields and generally trying to kill your attackers before they kill you to notice that Gregar, your passenger, has roused from his slumber. Clearly the noise and the rocking have jolted him awake. You snap at him not to distract you from this fight, but he desperately interrupts.</text:p>
      <text:p text:style-name="Text_20_body"><text:s text:c="4"/>"These guys are my contacts, my friends! I was supposed to meet them here! Oh crap, this is not good. I didn't realize I'd be out this long! Look, I need to use your comm array right now. Trust me!"</text:p>
      <text:p text:style-name="Text_20_body"><text:s text:c="4"/>Before you have a chance to ask him what he thinks he's doing, Gregar begins tuning your communications array, and soon finds the frequency he wants.</text:p>
      <text:p text:style-name="Text_20_body"><text:s text:c="4"/>"FLF sentinel formation, this is Lt. Gregar Fletcher, authorization code six-six-niner-four-seven-Gamma-Foxtrot! Cease fire, I repeat, cease fire!" He then turns to you. "Same to you. Stop shooting. This is a misunderstanding, they're not your enemies."</text:p>
      <text:h text:style-name="Heading_20_3" text:outline-level="3">[null title]</text:h>
      <text:p text:style-name="Text_20_body"><text:s text:c="4"/>You are skeptical at first, but a few seconds later it becomes apparent that the FLF fighters have indeed ceased firing. Then, there is an incoming comm from the lead ship.</text:p>
      <text:p text:style-name="Text_20_body"><text:soft-page-break/><text:s text:c="4"/>"This is FLF sentinel Alpha. Lt. Fletcher, authorization code verified. Why are you with that civilian? Where is your ship? And why didn't you contact us right away?"</text:p>
      <text:p text:style-name="Text_20_body"><text:s text:c="4"/>"Apologies, Alpha. It's a long story. For now, let me just tell you that you can trust the pilot of this ship. He has kindly helped me out of a desperate situation, and without him I probably would never have returned alive. Request you escort us to Sindbad."</text:p>
      <text:p text:style-name="Text_20_body"><text:s text:c="4"/>"Copy that Lt. Fletcher." Alpha then addresses you. "Please follow us. We will guide you to our base. Stay close. Sensor range is lousy in these parts, and if you get separated from us, we won't be able to find you again, and you won't be able to find us or our base."</text:p>
      <text:p text:style-name="Text_20_body"><text:s text:c="4"/>With that, Alpha breaks the connection. It seems you have little choice but to do as he says if you ever want to take Gregar to his destination.</text:p>
      <text:h text:style-name="Heading_20_2" text:outline-level="2">Node 15</text:h>
      <text:h text:style-name="Heading_20_3" text:outline-level="3">Another criminal caught</text:h>
      <text:p text:style-name="Text_20_body"><text:s text:c="4"/>It doesn't take Dvaered security long to arrive at your landing bay. They board your ship, seize Gregar and take him away before he even comprehends what's going on.</text:p>
      <text:p text:style-name="Text_20_body"><text:s text:c="4"/>"You have served House Dvaered adequately, citizen," the stone-faced captain of the security detail tells you. "In recognition of your service, we may allow you to participate in other operations regarding the FLF terrorists. If you have further questions, direct them to our public liaison."</text:p>
      <text:p text:style-name="Text_20_body"><text:s text:c="4"/>The officer turns and leaves without waiting for an answer, and without rewarding you in any tangible way. You wonder if you should scout out this liaison, in hopes of at least getting something out of this whole situation.</text:p>
      <text:h text:style-name="Heading_20_2" text:outline-level="2">Node 23</text:h>
      <text:h text:style-name="Heading_20_3" text:outline-level="3">Gregar leaves the party</text:h>
      <text:p text:style-name="Text_20_body"><text:s text:c="4"/>You and Gregar step out of your airlock and onto Sindbad Station. You are greeted by a group of five or six FLF soldiers. They seem relieved to see Gregar, but they clearly regard you with mistrust. You are taken to meet with a senior officer of the base. Gregar doesn't come with you, as he seems to have urgent matters to attend to - away from prying ears like your own.</text:p>
      <text:p text:style-name="Text_20_body"><text:s text:c="4"/>"All right, Mr. <text:span text:style-name="Variable">%s</text:span>," the officer begins. "I don't know who you are or what you think you're doing here, but you shouldn't kid yourself. The only reason why you are in my office and not in a holding cell is because one of my trusted colleagues is vouching for you." The officer leans a little closer to you and pins you with a level stare. "I don't think you're a Dvaered spy. The Dvaered don't have the wit to pull off decent espionage. But you shouldn't get any ideas of running to the Dvaered and blabbing about our presence here. They're neither a trusting nor a grateful sort, so they'd probably just arrest you and torture you for what you know. So, I trust you understand that your discretion is in both our interests."</text:p>
      <text:h text:style-name="Heading_20_3" text:outline-level="3">[null title]</text:h>
      <text:p text:style-name="Text_20_body"><text:s text:c="4"/>The moment of tension passes, and the officer leans back in his chair.</text:p>
      <text:p text:style-name="Text_20_body"><text:s text:c="4"/>"That threat delivered, I should at least extend my gratitude for helping one of ours in his time of need, though you had no reason to do so. That's why I will allow you to move freely on this station, at least to some extent, and I will allow you to leave when you please, as well as to return if you see the need. Who knows, maybe if you hit it off with the personnel stationed here, we might even come to consider you a friend."</text:p>
      <text:p text:style-name="Text_20_body"><text:soft-page-break/><text:s text:c="4"/>You exchange a few more polite words with the officer, then leave his office. As you head back to your ship, you consider your position. You have gained access to a center of FLF activity. Should you want to make an enemy of House Dvaered, perhaps this would be a good place to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1"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Droid Sans Mono" svg:font-family="'Droid Sans Mono'" style:font-adornments="Bold" style:font-family-generic="swiss"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Text_20_body"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normal" style:font-size-complex="14pt" style:font-weight-complex="bold"/>
    </style:style>
    <style:style style:name="Source_20_Text" style:display-name="Source Text" style:family="text">
      <style:text-properties style:font-name="Droid Sans Mono1" style:font-name-asian="WenQuanYi Zen Hei Mono" style:font-name-complex="Lohit Hindi2"/>
    </style:style>
    <style:style style:name="Numbering_20_Symbols" style:display-name="Numbering Symbols" style:family="text"/>
    <style:style style:name="Variable" style:family="text">
      <style:text-properties fo:color="#800000" style:font-name="Droid Sans Mono" fo:font-style="normal" fo:font-weight="bold" style:font-size-asian="10.5pt" style:font-style-asian="italic" style:font-weight-asian="normal"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6T21:13:47</meta:creation-date>
    <dc:title>Blank (Liberated)</dc:title>
    <meta:editing-duration>PT40M39S</meta:editing-duration>
    <meta:editing-cycles>7</meta:editing-cycles>
    <meta:generator>LibreOffice/3.5$Linux_X86_64 LibreOffice_project/350m1$Build-2</meta:generator>
    <dc:date>2012-10-28T09:18:13</dc:date>
    <meta:document-statistic meta:table-count="0" meta:image-count="0" meta:object-count="0" meta:page-count="7" meta:paragraph-count="147" meta:word-count="2906" meta:character-count="8910" meta:non-whitespace-character-count="12262"/>
    <meta:template xlink:type="simple" xlink:actuate="onRequest" xlink:title="Blank (Liberated)" xlink:href="../../../../.config/libreoffice/3/user/template/Blank%20(Liberated).ott" meta:date="2012-10-26T21:13:46"/>
  </office:meta>
</office:document-meta>
</file>